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background-color="#00ff00"/>
    </style:style>
    <style:style style:name="P2" style:family="paragraph" style:parent-style-name="Standard" style:list-style-name="L4">
      <style:text-properties fo:background-color="#00ff00"/>
    </style:style>
    <style:style style:name="P3" style:family="paragraph" style:parent-style-name="Standard" style:list-style-name="L2">
      <style:text-properties fo:color="#ff0000" fo:font-weight="bold" fo:background-color="#00ff00" style:font-weight-asian="bold" style:font-weight-complex="bold"/>
    </style:style>
    <style:style style:name="P4" style:family="paragraph" style:parent-style-name="Standard" style:list-style-name="L3">
      <style:text-properties fo:color="#ff0000"/>
    </style:style>
    <style:style style:name="P5" style:family="paragraph" style:parent-style-name="Standard" style:list-style-name="L4"/>
    <style:style style:name="T1" style:family="text">
      <style:text-properties officeooo:rsid="001bb5e3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3372174404009836" text:style-name="L1">
        <text:list-item>
          <text:p text:style-name="P1">Exporter </text:p>
        </text:list-item>
      </text:list>
      <text:p text:style-name="Standard"><text:tab/><text:tab/>→ scene</text:p>
      <text:list xml:id="list5960401317758427280" text:style-name="L2">
        <text:list-item>
          <text:p text:style-name="P3">Collision</text:p>
        </text:list-item>
      </text:list>
      <text:list xml:id="list5255647226194706215" text:style-name="L3">
        <text:list-item>
          <text:list>
            <text:list-item>
              <text:list>
                <text:list-header>
                  <text:p text:style-name="P4">→ Cylindre → marche dans la direction y →<text:span text:style-name="T1"> DONE</text:span></text:p>
                  <text:p text:style-name="P4">→ mesh →<text:span text:style-name="T1"> DONE</text:span></text:p>
                  <text:p text:style-name="P4">→ remplacer l'attribut radius particle par un tableau</text:p>
                </text:list-header>
              </text:list>
            </text:list-item>
          </text:list>
        </text:list-item>
      </text:list>
      <text:list xml:id="list7230304758345626812" text:style-name="L4">
        <text:list-item>
          <text:p text:style-name="P2">Critère pour SPH adaptatifs</text:p>
        </text:list-item>
        <text:list-item>
          <text:p text:style-name="P2">Mixage de fluide (matrice de miscibilité)</text:p>
        </text:list-item>
        <text:list-item>
          <text:p text:style-name="P2">WCSPH →<text:span text:style-name="T1"> DONE</text:span></text:p>
        </text:list-item>
        <text:list-item>
          <text:p text:style-name="P2">PCISPH →<text:span text:style-name="T1"> DONE</text:span></text:p>
        </text:list-item>
        <text:list-item>
          <text:p text:style-name="P2">Rendu</text:p>
          <text:list>
            <text:list-header>
              <text:p text:style-name="P5">→ lancer de rayon (Optix?)</text:p>
              <text:p text:style-name="P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</meta:initial-creator>
    <meta:creation-date>2013-01-22T06:59:12</meta:creation-date>
    <dc:date>2014-12-24T17:20:22.680520979</dc:date>
    <meta:editing-duration>PT2M6S</meta:editing-duration>
    <meta:editing-cycles>11</meta:editing-cycles>
    <meta:generator>LibreOffice/4.2.6.3$Linux_X86_64 LibreOffice_project/420m0$Build-3</meta:generator>
    <meta:document-statistic meta:table-count="0" meta:image-count="0" meta:object-count="0" meta:page-count="1" meta:paragraph-count="13" meta:word-count="60" meta:character-count="275" meta:non-whitespace-character-count="236"/>
  </office:meta>
</office:document-meta>
</file>